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0C889355AB2324D3C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415cm" fo:min-width="1.1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343cm"/>
    </style:style>
    <style:style style:name="gr3" style:family="graphic" style:parent-style-name="standard">
      <style:graphic-properties svg:stroke-color="#000000" draw:fill-color="#ff99ff" draw:textarea-horizontal-align="justify" draw:textarea-vertical-align="middle" draw:auto-grow-height="false" fo:min-height="0.995cm" fo:min-width="0.749cm"/>
    </style:style>
    <style:style style:name="gr4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4cm" fo:min-width="0.22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" svg:stroke-opacity="0%" draw:fill="none" draw:fill-color="#cccccc" draw:textarea-horizontal-align="justify" draw:textarea-vertical-align="middle" draw:auto-grow-height="false" fo:min-height="0.979cm" fo:min-width="2.801cm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2.395cm" fo:min-width="2.317cm"/>
    </style:style>
    <style:style style:name="gr8" style:family="graphic" style:parent-style-name="standard">
      <style:graphic-properties svg:stroke-color="#000000" draw:fill-color="#ff99ff" draw:textarea-horizontal-align="justify" draw:textarea-vertical-align="middle" draw:auto-grow-height="false" fo:min-height="0.995cm" fo:min-width="2.44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ff9900" draw:textarea-horizontal-align="justify" draw:textarea-vertical-align="middle" draw:auto-grow-height="false" fo:min-height="1.415cm" fo:min-width="1.12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1.7000007629395pt"/>
    </style:style>
    <style:style style:name="P2" style:family="paragraph">
      <loext:graphic-properties draw:fill-color="#cccccc"/>
      <style:paragraph-properties fo:text-align="center"/>
      <style:text-properties fo:font-size="21.7000007629395pt"/>
    </style:style>
    <style:style style:name="P3" style:family="paragraph">
      <loext:graphic-properties draw:fill="none" draw:fill-color="#ffffff"/>
      <style:paragraph-properties fo:text-align="center"/>
      <style:text-properties fo:font-size="21.7000007629395pt" fo:font-weight="bold" style:font-weight-asian="bold" style:font-weight-complex="bold"/>
    </style:style>
    <style:style style:name="P4" style:family="paragraph">
      <loext:graphic-properties draw:fill-color="#ff99ff"/>
      <style:paragraph-properties fo:text-align="center"/>
      <style:text-properties fo:font-size="21.7000007629395pt"/>
    </style:style>
    <style:style style:name="P5" style:family="paragraph">
      <loext:graphic-properties draw:fill="none"/>
      <style:paragraph-properties fo:text-align="center"/>
      <style:text-properties fo:font-size="21.700000762939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cccccc"/>
      <style:paragraph-properties fo:text-align="center"/>
      <style:text-properties fo:font-size="21.7000007629395pt"/>
    </style:style>
    <style:style style:name="P8" style:family="paragraph">
      <style:paragraph-properties fo:text-align="center"/>
      <style:text-properties fo:font-size="58pt"/>
    </style:style>
    <style:style style:name="P9" style:family="paragraph">
      <loext:graphic-properties draw:fill-color="#99ff99"/>
      <style:paragraph-properties fo:text-align="center"/>
      <style:text-properties fo:font-size="58pt" style:font-size-asian="48pt" style:font-size-complex="48pt"/>
    </style:style>
    <style:style style:name="P10" style:family="paragraph">
      <loext:graphic-properties draw:fill-color="#ff9900"/>
      <style:paragraph-properties fo:text-align="center"/>
      <style:text-properties fo:font-size="21.7000007629395pt"/>
    </style:style>
    <style:style style:name="P11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5pt" style:font-size-complex="15pt"/>
    </style:style>
    <style:style style:name="T4" style:family="text">
      <style:text-properties style:text-position="-33% 58%" fo:font-size="18pt" style:font-size-asian="15pt" style:font-size-complex="15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text-position="-33% 58%" fo:font-size="48pt" style:font-size-asian="48pt" style:font-size-complex="48pt"/>
    </style:style>
    <style:style style:name="T7" style:family="text">
      <style:text-properties style:text-position="0% 100%" fo:font-size="1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625cm" svg:height="1.665cm" svg:x="1.906cm" svg:y="5.134cm">
          <text:p text:style-name="P1">X<text:span text:style-name="T1">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5.593cm" svg:x="1.864cm" svg:y="11.198cm">
          <draw:text-box>
            <text:p text:style-name="P1"><text:span text:style-name="T2">.</text:span></text:p>
            <text:p text:style-name="P1"><text:span text:style-name="T2">.</text:span></text:p>
            <text:p text:style-name="P1"><text:span text:style-name="T2">.</text:span></text:p>
          </draw:text-box>
        </draw:frame>
        <draw:custom-shape draw:style-name="gr3" draw:text-style-name="P4" draw:layer="layout" svg:width="1.249cm" svg:height="1.245cm" svg:x="4.863cm" svg:y="0.479cm">
          <text:p text:style-name="P1"><text:span text:style-name="T3">W</text:span><text:span text:style-name="T4">1,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2.68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1.715cm" svg:x2="5.5cm" svg:y2="2.758cm">
          <text:p/>
        </draw:line>
        <draw:line draw:style-name="gr5" draw:text-style-name="P6" draw:layer="layout" svg:x1="3.569cm" svg:y1="6.077cm" svg:x2="4.939cm" svg:y2="3.048cm">
          <text:p/>
        </draw:line>
        <draw:custom-shape draw:style-name="gr6" draw:text-style-name="P7" draw:layer="layout" svg:width="3.301cm" svg:height="1.229cm" svg:x="23.747cm" svg:y="6.385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.817cm" svg:height="2.645cm" svg:x="12.086cm" svg:y="4.318cm">
          <text:p text:style-name="P8"><text:span text:style-name="T5">Σ</text:span><text:span text:style-name="T6">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.895cm" svg:y1="5.566cm" svg:x2="17.258cm" svg:y2="5.566cm">
          <text:p/>
        </draw:line>
        <draw:line draw:style-name="gr5" draw:text-style-name="P6" draw:layer="layout" svg:x1="5.958cm" svg:y1="3.302cm" svg:x2="12.086cm" svg:y2="5.588cm">
          <text:p/>
        </draw:line>
        <draw:line draw:style-name="gr5" draw:text-style-name="P6" draw:layer="layout" svg:x1="3.569cm" svg:y1="6.078cm" svg:x2="4.939cm" svg:y2="7.112cm">
          <text:p/>
        </draw:line>
        <draw:line draw:style-name="gr5" draw:text-style-name="P6" draw:layer="layout" svg:x1="5.958cm" svg:y1="7.112cm" svg:x2="12.086cm" svg:y2="12.901cm">
          <text:p/>
        </draw:line>
        <draw:custom-shape draw:style-name="gr7" draw:text-style-name="P9" draw:layer="layout" svg:width="2.817cm" svg:height="2.645cm" svg:x="12.086cm" svg:y="11.518cm">
          <text:p text:style-name="P8"><text:span text:style-name="T5">Σ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.895cm" svg:y1="12.766cm" svg:x2="17.258cm" svg:y2="12.766cm">
          <text:p/>
        </draw:line>
        <draw:custom-shape draw:style-name="gr7" draw:text-style-name="P9" draw:layer="layout" svg:width="2.817cm" svg:height="2.645cm" svg:x="12.086cm" svg:y="20.018cm">
          <text:p text:style-name="P8"><text:span text:style-name="T5">Σ</text:span><text:span text:style-name="T6">3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.895cm" svg:y1="21.266cm" svg:x2="17.258cm" svg:y2="21.266cm">
          <text:p/>
        </draw:line>
        <draw:custom-shape draw:style-name="gr3" draw:text-style-name="P4" draw:layer="layout" svg:width="1.249cm" svg:height="1.245cm" svg:x="4.863cm" svg:y="4.48cm">
          <text:p text:style-name="P1"><text:span text:style-name="T3">W</text:span><text:span text:style-name="T4">2,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6.681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5.716cm" svg:x2="5.5cm" svg:y2="6.759cm">
          <text:p/>
        </draw:line>
        <draw:custom-shape draw:style-name="gr3" draw:text-style-name="P4" draw:layer="layout" svg:width="1.249cm" svg:height="1.245cm" svg:x="4.863cm" svg:y="8.681cm">
          <text:p text:style-name="P1"><text:span text:style-name="T3">W</text:span><text:span text:style-name="T4">3,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10.882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917cm" svg:x2="5.5cm" svg:y2="10.96cm">
          <text:p/>
        </draw:line>
        <draw:line draw:style-name="gr5" draw:text-style-name="P6" draw:layer="layout" svg:x1="3.569cm" svg:y1="6.078cm" svg:x2="4.939cm" svg:y2="11.43cm">
          <text:p/>
        </draw:line>
        <draw:custom-shape draw:style-name="gr3" draw:text-style-name="P4" draw:layer="layout" svg:width="1.249cm" svg:height="1.245cm" svg:x="4.863cm" svg:y="13.28cm">
          <text:p text:style-name="P1"><text:span text:style-name="T3">W</text:span><text:span text:style-name="T4">1,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15.481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14.516cm" svg:x2="5.5cm" svg:y2="15.559cm">
          <text:p/>
        </draw:line>
        <draw:line draw:style-name="gr5" draw:text-style-name="P6" draw:layer="layout" svg:x1="3.569cm" svg:y1="18.878cm" svg:x2="4.939cm" svg:y2="15.849cm">
          <text:p/>
        </draw:line>
        <draw:line draw:style-name="gr5" draw:text-style-name="P6" draw:layer="layout" svg:x1="3.569cm" svg:y1="18.879cm" svg:x2="4.939cm" svg:y2="19.913cm">
          <text:p/>
        </draw:line>
        <draw:custom-shape draw:style-name="gr3" draw:text-style-name="P4" draw:layer="layout" svg:width="1.249cm" svg:height="1.245cm" svg:x="4.863cm" svg:y="17.281cm">
          <text:p text:style-name="P1"><text:span text:style-name="T3">W</text:span><text:span text:style-name="T4">2,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19.482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18.517cm" svg:x2="5.5cm" svg:y2="19.56cm">
          <text:p/>
        </draw:line>
        <draw:custom-shape draw:style-name="gr3" draw:text-style-name="P4" draw:layer="layout" svg:width="1.249cm" svg:height="1.245cm" svg:x="4.863cm" svg:y="21.482cm">
          <text:p text:style-name="P1"><text:span text:style-name="T3">W</text:span><text:span text:style-name="T4">3,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9cm" svg:height="0.976cm" svg:x="4.939cm" svg:y="23.683cm">
          <text:p text:style-name="P1">×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22.718cm" svg:x2="5.5cm" svg:y2="23.761cm">
          <text:p/>
        </draw:line>
        <draw:line draw:style-name="gr5" draw:text-style-name="P6" draw:layer="layout" svg:x1="3.569cm" svg:y1="18.879cm" svg:x2="4.939cm" svg:y2="24.231cm">
          <text:p/>
        </draw:line>
        <draw:custom-shape draw:style-name="gr1" draw:text-style-name="P2" draw:layer="layout" svg:width="1.625cm" svg:height="1.665cm" svg:x="1.906cm" svg:y="18.034cm">
          <text:p text:style-name="P1">X<text:span text:style-name="T1">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958cm" svg:y1="11.412cm" svg:x2="12.086cm" svg:y2="21.336cm">
          <text:p/>
        </draw:line>
        <draw:line draw:style-name="gr5" draw:text-style-name="P6" draw:layer="layout" svg:x1="6.069cm" svg:y1="15.979cm" svg:x2="12.086cm" svg:y2="5.588cm">
          <text:p/>
        </draw:line>
        <draw:line draw:style-name="gr5" draw:text-style-name="P6" draw:layer="layout" svg:x1="6.069cm" svg:y1="19.88cm" svg:x2="12.086cm" svg:y2="12.901cm">
          <text:p/>
        </draw:line>
        <draw:line draw:style-name="gr5" draw:text-style-name="P6" draw:layer="layout" svg:x1="6.069cm" svg:y1="24.181cm" svg:x2="12.086cm" svg:y2="21.336cm">
          <text:p/>
        </draw:line>
        <draw:custom-shape draw:style-name="gr8" draw:text-style-name="P4" draw:layer="layout" svg:width="2.948cm" svg:height="1.245cm" svg:x="12.046cm" svg:y="1.979cm">
          <text:p text:style-name="P1"><text:span text:style-name="T3">W</text:span><text:span text:style-name="T4">1,0 </text:span><text:span text:style-name="T7">(-b</text:span><text:span text:style-name="T4">1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5cm" svg:y1="3.215cm" svg:x2="13.5cm" svg:y2="4.258cm">
          <text:p/>
        </draw:line>
        <draw:custom-shape draw:style-name="gr8" draw:text-style-name="P4" draw:layer="layout" svg:width="2.948cm" svg:height="1.245cm" svg:x="12.046cm" svg:y="9.179cm">
          <text:p text:style-name="P1"><text:span text:style-name="T3">W</text:span><text:span text:style-name="T4">2,0 </text:span><text:span text:style-name="T7">(-b</text:span><text:span text:style-name="T4">2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5cm" svg:y1="10.415cm" svg:x2="13.5cm" svg:y2="11.458cm">
          <text:p/>
        </draw:line>
        <draw:custom-shape draw:style-name="gr8" draw:text-style-name="P4" draw:layer="layout" svg:width="2.948cm" svg:height="1.245cm" svg:x="12.046cm" svg:y="17.679cm">
          <text:p text:style-name="P1"><text:span text:style-name="T3">W</text:span><text:span text:style-name="T4">3,0 </text:span><text:span text:style-name="T7">(-b</text:span><text:span text:style-name="T4">3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5cm" svg:y1="18.915cm" svg:x2="13.5cm" svg:y2="19.958cm">
          <text:p/>
        </draw:line>
        <draw:frame draw:style-name="gr9" draw:text-style-name="P6" draw:layer="layout" svg:width="6.096cm" svg:height="4.255cm" svg:x="17.188cm" svg:y="3.365cm">
          <draw:image xlink:href="Pictures/1000020100000136000000C889355AB2324D3C9D.png" xlink:type="simple" xlink:show="embed" xlink:actuate="onLoad">
            <text:p/>
          </draw:image>
        </draw:frame>
        <draw:frame draw:style-name="gr9" draw:text-style-name="P6" draw:layer="layout" svg:width="6.096cm" svg:height="4.255cm" svg:x="17.188cm" svg:y="10.566cm">
          <draw:image xlink:href="Pictures/1000020100000136000000C889355AB2324D3C9D.png" xlink:type="simple" xlink:show="embed" xlink:actuate="onLoad">
            <text:p/>
          </draw:image>
        </draw:frame>
        <draw:frame draw:style-name="gr9" draw:text-style-name="P6" draw:layer="layout" svg:width="6.096cm" svg:height="4.255cm" svg:x="17.188cm" svg:y="19.066cm">
          <draw:image xlink:href="Pictures/1000020100000136000000C889355AB2324D3C9D.png" xlink:type="simple" xlink:show="embed" xlink:actuate="onLoad">
            <text:p/>
          </draw:image>
        </draw:frame>
        <draw:custom-shape draw:style-name="gr10" draw:text-style-name="P10" draw:layer="layout" svg:width="1.625cm" svg:height="1.665cm" svg:x="24.606cm" svg:y="4.634cm">
          <text:p text:style-name="P1">y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01cm" svg:height="1.229cm" svg:x="23.747cm" svg:y="12.984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625cm" svg:height="1.665cm" svg:x="24.606cm" svg:y="11.233cm">
          <text:p text:style-name="P1">y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301cm" svg:height="1.229cm" svg:x="23.747cm" svg:y="21.683cm">
          <text:p text:style-name="P1">(0,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625cm" svg:height="1.665cm" svg:x="24.606cm" svg:y="19.932cm">
          <text:p text:style-name="P1">y<text:span text:style-name="T1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765cm" svg:height="7.047cm" svg:x="1.764cm" svg:y="2.397cm"/>
      <draw:page-thumbnail draw:layer="backgroundobjects" svg:width="7.765cm" svg:height="7.047cm" svg:x="1.764cm" svg:y="10.445cm"/>
      <draw:page-thumbnail draw:layer="backgroundobjects" svg:width="7.765cm" svg:height="7.047cm" svg:x="1.764cm" svg:y="18.493cm"/>
      <draw:page-thumbnail draw:layer="backgroundobjects" svg:width="7.765cm" svg:height="7.047cm" svg:x="12.059cm" svg:y="2.397cm"/>
      <draw:page-thumbnail draw:layer="backgroundobjects" svg:width="7.765cm" svg:height="7.047cm" svg:x="12.059cm" svg:y="10.445cm"/>
      <draw:page-thumbnail draw:layer="backgroundobjects" svg:width="7.765cm" svg:height="7.047cm" svg:x="12.059cm" svg:y="18.493cm"/>
    </style:handout-master>
    <style:master-page style:name="Default" style:page-layout-name="PM1" draw:style-name="Mdp1">
      <draw:frame presentation:style-name="Default-title" draw:layer="backgroundobjects" svg:width="25.191cm" svg:height="4.241cm" svg:x="1.398cm" svg:y="1.011cm" presentation:class="title" presentation:placeholder="true">
        <draw:text-box/>
      </draw:frame>
      <draw:frame presentation:style-name="Default-outline1" draw:layer="backgroundobjects" svg:width="25.191cm" svg:height="14.731cm" svg:x="1.398cm" svg:y="5.942cm" presentation:class="outline" presentation:placeholder="true">
        <draw:text-box/>
      </draw:frame>
      <draw:frame presentation:style-name="Mpr1" draw:text-style-name="MP2" draw:layer="backgroundobjects" svg:width="6.521cm" svg:height="1.751cm" svg:x="1.398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751cm" svg:x="9.571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751cm" svg:x="20.068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32:33.737430064</meta:creation-date>
    <dc:date>2019-04-04T22:02:51.637234366</dc:date>
    <meta:editing-duration>PT5H15M45S</meta:editing-duration>
    <meta:editing-cycles>7</meta:editing-cycles>
    <meta:generator>LibreOffice/5.1.6.2$Linux_X86_64 LibreOffice_project/10m0$Build-2</meta:generator>
    <meta:document-statistic meta:object-count="77"/>
  </office:meta>
</office:document-meta>
</file>